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4d84" officeooo:paragraph-rsid="00174d84"/>
    </style:style>
    <style:style style:name="P2" style:family="paragraph" style:parent-style-name="Standard">
      <style:text-properties officeooo:rsid="00187401" officeooo:paragraph-rsid="00187401"/>
    </style:style>
    <style:style style:name="P3" style:family="paragraph" style:parent-style-name="Standard">
      <style:text-properties officeooo:rsid="001938e9" officeooo:paragraph-rsid="001938e9"/>
    </style:style>
    <style:style style:name="P4" style:family="paragraph" style:parent-style-name="Standard">
      <style:text-properties officeooo:rsid="0019e0b7" officeooo:paragraph-rsid="0019e0b7"/>
    </style:style>
    <style:style style:name="P5" style:family="paragraph" style:parent-style-name="Standard">
      <style:text-properties officeooo:paragraph-rsid="0019e0b7"/>
    </style:style>
    <style:style style:name="P6" style:family="paragraph" style:parent-style-name="Standard">
      <style:text-properties officeooo:rsid="001b3a51" officeooo:paragraph-rsid="001b3a51"/>
    </style:style>
    <style:style style:name="P7" style:family="paragraph" style:parent-style-name="Standard">
      <style:text-properties officeooo:rsid="001b3a51" officeooo:paragraph-rsid="00187401"/>
    </style:style>
    <style:style style:name="P8" style:family="paragraph" style:parent-style-name="Standard">
      <style:text-properties officeooo:rsid="001b596b" officeooo:paragraph-rsid="001b596b"/>
    </style:style>
    <style:style style:name="P9" style:family="paragraph" style:parent-style-name="Standard">
      <style:text-properties style:font-name="Liberation Serif"/>
    </style:style>
    <style:style style:name="P10" style:family="paragraph" style:parent-style-name="Standard">
      <style:text-properties style:font-name="Liberation Serif" officeooo:rsid="0024bda5" officeooo:paragraph-rsid="0024bda5"/>
    </style:style>
    <style:style style:name="T1" style:family="text">
      <style:text-properties officeooo:rsid="00187933"/>
    </style:style>
    <style:style style:name="T2" style:family="text">
      <style:text-properties officeooo:rsid="0019e0b7"/>
    </style:style>
    <style:style style:name="T3" style:family="text">
      <style:text-properties officeooo:rsid="001b3a51"/>
    </style:style>
    <style:style style:name="T4" style:family="text">
      <style:text-properties officeooo:rsid="001b596b"/>
    </style:style>
    <style:style style:name="T5" style:family="text">
      <style:text-properties fo:font-weight="bold" style:font-weight-asian="bold" style:font-weight-complex="bold"/>
    </style:style>
    <style:style style:name="T6" style:family="text">
      <style:text-properties officeooo:rsid="001c4221"/>
    </style:style>
    <style:style style:name="T7" style:family="text">
      <style:text-properties officeooo:rsid="001eaac6"/>
    </style:style>
    <style:style style:name="T8" style:family="text">
      <style:text-properties officeooo:rsid="002136f3"/>
    </style:style>
    <style:style style:name="T9" style:family="text">
      <style:text-properties style:font-name="Liberation Serif1" officeooo:rsid="002136f3" style:font-name-asian="Liberation Serif1" style:font-name-complex="Liberation Serif1"/>
    </style:style>
    <style:style style:name="T10" style:family="text">
      <style:text-properties officeooo:rsid="00220300"/>
    </style:style>
    <style:style style:name="T11" style:family="text">
      <style:text-properties fo:color="#000000"/>
    </style:style>
    <style:style style:name="T12" style:family="text">
      <style:text-properties fo:color="#000000" officeooo:rsid="001b596b"/>
    </style:style>
    <style:style style:name="T13" style:family="text">
      <style:text-properties officeooo:rsid="002136f3" style:font-name-asian="Liberation Serif1" style:font-name-complex="Liberation Serif1"/>
    </style:style>
    <style:style style:name="T14" style:family="text">
      <style:text-properties officeooo:rsid="002540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ercial Potential</text:p>
      <text:p text:style-name="P2"/>
      <text:p text:style-name="P4">Small cost</text:p>
      <text:p text:style-name="P3">A simple telepresence drone can be built for a small amount of money (as demonstrated by our prototype). <text:s/>In addition, the complete equipment for the Astropresence drone would be under 2 lbs. <text:s/>This makes the cost of launching the drone relatively inexpensive. <text:s/><text:span text:style-name="T2">In short, it doesn't cost that much money to make and launch the drone.</text:span></text:p>
      <text:p text:style-name="P2"/>
      <text:p text:style-name="P4">Astronaut time is precious</text:p>
      <text:p text:style-name="P2">It takes roughly a million dollars per astronaut a day to keep the ISS running. <text:s/><text:span text:style-name="T1">This means that telepresence platforms which save astronaut labor can result in significant cost savings, allowing more research to be done for the same amount of money. <text:s/>The Astropresence drone can be used to move material from one part of the station to another and assist with loading/unloading of material. <text:s/>Each minute of Astronaut time is worth more than $1000.</text:span></text:p>
      <text:p text:style-name="P2"/>
      <text:p text:style-name="P4">Increased safety</text:p>
      <text:p text:style-name="P4">Space can be dangerous and even simple problems can become serious if not resolved. <text:s/>The 3D mapping and SLAM algorithms planned for the station Astropresence drone can help reduces the chance of accidents and problems by regularly constructing and updating a photo realistic 3D model of the interior of the station. <text:s/>This will enable the ground team to be able to help more and spot problems before they become serious.</text:p>
      <text:p text:style-name="P2"/>
      <text:p text:style-name="P4">Tourism</text:p>
      <text:p text:style-name="P5"><text:span text:style-name="T2">With extensive safeguards (detailed in a separate section), it should be possible for a normal person to pay a small fee (such as $50 for 10 minutes) and be able to fly a drone in space. <text:s/>With a single drone operating 8 hours a day, this would generate </text:span><text:bookmark text:name="cwos"/><text:span text:style-name="T2">$</text:span>876,000 <text:span text:style-name="T3">per year in revenue and allow </text:span>17,520 <text:span text:style-name="T3">people per year to experience space. <text:s/>With 3 drones (or one permitted to operate continuously), it would generate </text:span><text:bookmark text:name="cwos2"/><text:span text:style-name="T3">$</text:span>2,628,000 <text:span text:style-name="T3">per year and allow every high school in the United States to fly once a year.</text:span></text:p>
      <text:p text:style-name="P5"/>
      <text:p text:style-name="P6">You could also probably charge more than $50 until more drones were online.</text:p>
      <text:p text:style-name="P7"/>
      <text:p text:style-name="P2"/>
      <text:p text:style-name="P1"/>
      <text:p text:style-name="P1">Outreach Opportunities</text:p>
      <text:p text:style-name="P1"/>
      <text:p text:style-name="P4">Astronauts are looked up to as real world super heroes. <text:s/>When a small child declares that they want to be an astronaut, it is looked on as an ambition with a similar scale to being a US Senator. <text:s/>While the scale of this ambition has driven many people to succeed in space, it also seems to cause people to regard space activities as somewhat irrelevant to daily life. <text:s/>The Astropresence drone(s) have the potential to change that.</text:p>
      <text:p text:style-name="P4"/>
      <text:p text:style-name="P4">With proper safeguards, it should be possible for a normal person to pay a small fee ($50 for 10 minutes) and fly the drone on board a space station such as the ISS. <text:s/>This capability would dramatically change public perception of space by allowing normal people to reach out and affect something in orbit. <text:s/>Space would no longer be the domain of heroes and billionaires. <text:s/>It would be for everyone.</text:p>
      <text:p text:style-name="P1"/>
      <text:p text:style-name="P6">With automatic recharging, most drones could have an approximately 50% up time and 24 hour operation. <text:s/>With automated battery changing, this could be increased to nearly 100%. <text:s/>The small size of the drones means that it would be possible to have a relatively large number of drones in a small <text:soft-page-break/>enclose, ensuring that soon most people will have a chance to interact with objects in space.</text:p>
      <text:p text:style-name="P1"/>
      <text:p text:style-name="P1">Current Obstacles</text:p>
      <text:p text:style-name="P1"/>
      <text:p text:style-name="P8">Proposals have been sent to both NASA CASIS and NanoRacks. <text:s/>The responses were as follows:</text:p>
      <text:p text:style-name="P9"/>
      <text:p text:style-name="P9"><text:span text:style-name="T5">CASIS</text:span>:</text:p>
      <text:p text:style-name="P9">While CASIS found the proposal interesting, unfortunately, it did not Pass the CASIS Operations Review for the following reasons:</text:p>
      <text:p text:style-name="P9"><text:span text:style-name="T13"><text:tab/>●</text:span><text:span text:style-name="T8"> </text:span>This is an intriguing proposal, but it is not aligned with the approved CASIS science portfolio.</text:p>
      <text:p text:style-name="P9"><text:span text:style-name="T13"><text:tab/>● </text:span>The proposal does not reference any detailed project schedule or project budget.</text:p>
      <text:p text:style-name="P9"><text:span text:style-name="T13"><text:tab/>●</text:span><text:span text:style-name="T4"> </text:span>The proposal does not identify an experienced implementation partner that would provide the <text:tab/>technical payload integration services that would be required.</text:p>
      <text:p text:style-name="P9"><text:span text:style-name="T13"><text:tab/>●</text:span><text:span text:style-name="T4"> </text:span>The nature of the proposal presents inherent risks to both crew and vehicle safety that would <text:tab/>most likely not be approved for flight onboard the ISS. <text:s/></text:p>
      <text:p text:style-name="P9">CASIS would like to once again thank you for submitting the proposal and, if appropriate, invites applicants to resubmit at a later date once the areas defined above have been addressed.</text:p>
      <text:p text:style-name="P9"><text:span text:style-name="T5">NanoRacks</text:span>:</text:p>
      <text:p text:style-name="P9"><text:span text:style-name="T12">The technical led by Mike Johnson reviewed your proposal--and the CASIS answer. </text:span></text:p>
      <text:p text:style-name="P9"><text:span text:style-name="T11">First, Mike thinks the idea is way cool, quote unquote. </text:span></text:p>
      <text:p text:style-name="P9"><text:span text:style-name="T11">Second, there are crew safety issues. If we did perform the operation of your free-flyer, the crew would have to monitor so that requires crew time, which is difficult to get--not impossible, but difficult. </text:span></text:p>
      <text:p text:style-name="P9"><text:span text:style-name="T11">Continuous operations is probably not possible for this reason. </text:span></text:p>
      <text:p text:style-name="P9"><text:span text:style-name="T11">Therefore, our conclusion is that its not doable given the NASA concerns for crew safety. However, the idea itself has merit if we could hard mount it somehow. </text:span></text:p>
      <text:p text:style-name="P9"><text:span text:style-name="T11">Finally, the wi fi is an issue, we would need to use a different communication system. </text:span></text:p>
      <text:p text:style-name="P9"><text:span text:style-name="T11">Give this some thought what we are saying. For example, a wired unit might work, a tethered system. </text:span></text:p>
      <text:p text:style-name="P9"/>
      <text:p text:style-name="P9">Conclusions:</text:p>
      <text:p text:style-name="P10">We need a known implementation partner and to meet unknown safety requirements. <text:s/>We know how to raise money. <text:s/>We know how to meet known safety requirements.</text:p>
      <text:p text:style-name="P10"/>
      <text:p text:style-name="P9"><text:span text:style-name="T5">The only thing that is required is a means to reduce the uncertainty surrounding how to get the project into orbit.</text:span> <text:s/>We need a letter of intent from either NanoRacks, NASA CASIS or Bigelow Aerospace that will tell us what safety guidelines we need to meet and how much it would cost to get access to the station.</text:p>
      <text:p text:style-name="P9"/>
      <text:p text:style-name="P9"/>
      <text:p text:style-name="P9">Safety Measures</text:p>
      <text:p text:style-name="P9"/>
      <text:p text:style-name="P9">We don't have a precise specification for what safety requirements need to be met, so we have created a variety of overlapping protections.</text:p>
      <text:p text:style-name="P9"/>
      <text:p text:style-name="P9">The drone design to be used on the station uses fans covered with a fine mesh. <text:s/>Since so little energy is required to move in space, it is possible to use inefficient but extremely safe designs. <text:s/>This means that the drone has no exposed moving parts that could injure astronauts.</text:p>
      <text:p text:style-name="P9"/>
      <text:p text:style-name="P9">Drone state estimation is accomplished by optical flow, 3D SLAM, <text:span text:style-name="T6">coded</text:span> <text:span text:style-name="T6">infrared sensors</text:span> and inertial measurement. <text:s/>Among other things, this enables the velocity of the drone to be sharply capped, so that <text:soft-page-break/>it is not possible for the drone to move fast enough to damage an astronaut or equipment on the ISS. <text:s/><text:span text:style-name="T6">It also enables object avoidance and automatic following of precise courses in 3D space. <text:s/>In short, it can actively avoid the station walls, clutter and astronauts while and ensuring it remains within virtual boundaries. <text:s/>Even if one or more of its sensors were compromised, it can still automatically turn off.</text:span></text:p>
      <text:p text:style-name="P9"/>
      <text:p text:style-name="P9">The chassis is comprised of a soft 3D <text:span text:style-name="T7">foam/</text:span>elastomer shell with an optional bulky open cell foam covering (with embedded soft contact sensors to enable automatic shutoff). <text:s/>This allows for a trade-off between bulk and softness. <text:s/>Until the technology is fully trusted,the drone can be deployed with the bulk covering, inside a mesh enclosed area. <text:s/>Even with these safety limitations, the drone could still be used for space tourism.</text:p>
      <text:p text:style-name="P9"/>
      <text:p text:style-name="P9">Software functionality can be tested using terrestrial quadcopters and prototypes suspended in <text:span text:style-name="T14">neutral</text:span> buoyancy tanks. <text:s/>Many of the require software algorithms are under active development in the UAV community for use in conventional quadrotors, greatly easing implementation/testing.</text:p>
      <text:p text:style-name="P9"/>
      <text:p text:style-name="P9"/>
      <text:p text:style-name="P9"/>
      <text:p text:style-name="P9">Prototype Vs Production</text:p>
      <text:p text:style-name="P9"/>
      <text:p text:style-name="P9">The initial prototype was constructed in the spare time of two students at NC State University, with expenses paid out of pocket. <text:s/>Its rough but functional construction reflects this.</text:p>
      <text:p text:style-name="P9"/>
      <text:p text:style-name="P9">The purpose of the prototype is to demonstrate the feasibility of the idea and demonstrate that the founding team has the ability to build more than just a proposal. <text:s/><text:span text:style-name="T7">It does not closely resemble the final concept because the final design incorporates several expensive sensors (such as a Structure IO sensor) and requires a much higher level of optimization/integration.</text:span></text:p>
      <text:p text:style-name="P9"/>
      <text:p text:style-name="P9">For the production model, funding would be raised and several new people would be brought on board. <text:s text:c="3"/>More expensive techniques, such as elastomer 3D printing and professional board fabs would be used in the construction. <text:s/></text:p>
      <text:p text:style-name="P9"/>
      <text:p text:style-name="P9">Hardware</text:p>
      <text:p text:style-name="P9"/>
      <text:p text:style-name="P9">A lithium ion battery pack is used to provide energy to the drone. <text:s/>The power from the battery is fed into two buck modules, providing a steady 4.5 volts for the motors and 5 volts for the ODroid. <text:s text:c="2"/>The motive power of the drone prototype is provided by 8 tail motors/propellers from the Syma S107 RC Helicopter. <text:s/>Bi-direction control of each of the 8 motors is provided by 4 SN754410 H-bridge chips. <text:s/>These chips were pulse width modulated by an ARM controller on a Teensy 3.0 board, which was controlled via USB by the ODroid U3 minicomputer. <text:s/>The ODroid communicates with the Wifi router via a USB wifi dongle, and a off the shelf webcam for video.</text:p>
      <text:p text:style-name="P9"/>
      <text:p text:style-name="P9">The chassis is made of 3D printed PLA. <text:s/>It was parametrically designed using the <text:span text:style-name="T8">C</text:span>++ Object Oriented Mechanics library to generate Openscad scripts.</text:p>
      <text:p text:style-name="P9"/>
      <text:p text:style-name="P9">The neutral buoyancy tank is a repaired 5 gallon fish tank filled with mineral oil.</text:p>
      <text:p text:style-name="P9"/>
      <text:p text:style-name="P9">Software</text:p>
      <text:p text:style-name="P9"/>
      <text:p text:style-name="P9">Stuff about web browser interface</text:p>
      <text:p text:style-name="P9"><text:soft-page-break/></text:p>
      <text:p text:style-name="P9">The libusb C++ <text:s/>library and named pipes are used to make a software interface to communicate commands to the motive system for the drone. <text:s/>Our custom firmware on the Teensy 3.0 then validates the commands and translates then into pulse width modulation patterns to drive the H-Bridges at the correct speed.</text:p>
      <text:p text:style-name="P9"/>
      <text:p text:style-name="P9">Next iteration Features</text:p>
      <text:p text:style-name="P9"/>
      <text:p text:style-name="P9">The next iteration of the drone would focus on improving safety, incorporating more sensors (such as a 3D structured light sensor), and integrating state/pose estimation/SLAM algorithms.</text:p>
      <text:p text:style-name="P9"/>
      <text:p text:style-name="P9">UAV research projects have implemented robust pose estimation using a monocular camera and the GPL PTAM library. <text:s/>More recent research would indicate the more advanced monocular reconstruction/state estimation could be accomplished using the LSD-SLAM library that was published this summer. <text:s/><text:span text:style-name="T10">Since the project will be incorporating a 3D sensor, it also logical to make use of the wide variety of 3D reconstruction and pose estimation algorithms based on the Microsoft Kinect 3D sensor.</text:span></text:p>
      <text:p text:style-name="P9"/>
      <text:p text:style-name="P9">The control and reconstruction algorithms will be vigorously tested using hand held sensors, simulation and short quadrotor flights. <text:s/>Many of the same tasks can be preformed on Earth using a conventional quad-rotor, but the motors/rotors must be much larger and the battery will be drained in minutes. <text:s/></text:p>
      <text:p text:style-name="P9"/>
      <text:p text:style-name="P9">A somewhat squishy drone might go alleviate some of the concerns with astronaut safety, so the next chassis iteration is going to try to find the correct balance between soft flexibility and the rigidity required for stable flight. <text:s/>A fine mesh cover will be integrated into the design to ensure that no moving parts are exposed.</text:p>
      <text:p text:style-name="P9"/>
      <text:p text:style-name="P9">Some of the potential team members are experienced engineers who regularly develop and deploy embedded Linux products. <text:s/>To reduce the form factor of the drone, most of the components will be integrated into one or two surface mount soldered boards. <text:s/>A optical communication module will also be added if wifi communication is restri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11:59:32.916486005</meta:creation-date>
    <dc:date>2014-10-16T00:15:23.768465271</dc:date>
    <meta:editing-duration>PT3H54M30S</meta:editing-duration>
    <meta:editing-cycles>16</meta:editing-cycles>
    <meta:generator>LibreOffice/4.2.6.3$Linux_X86_64 LibreOffice_project/420m0$Build-3</meta:generator>
    <meta:document-statistic meta:table-count="0" meta:image-count="0" meta:object-count="0" meta:page-count="4" meta:paragraph-count="57" meta:word-count="1773" meta:character-count="10721" meta:non-whitespace-character-count="8936"/>
  </office:meta>
</office:document-meta>
</file>